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8cm" style:rel-column-width="4194*"/>
    </style:style>
    <style:style style:name="Table1.B" style:family="table-column">
      <style:table-column-properties style:column-width="3.935cm" style:rel-column-width="2231*"/>
    </style:style>
    <style:style style:name="Table1.C" style:family="table-column">
      <style:table-column-properties style:column-width="5.667cm" style:rel-column-width="321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C" style:family="table-column">
      <style:table-column-properties style:column-width="2.833cm" style:rel-column-width="10923*"/>
    </style:style>
    <style:style style:name="Table2.D" style:family="table-column">
      <style:table-column-properties style:column-width="2.833cm" style:rel-column-width="10921*"/>
    </style:style>
    <style:style style:name="Table2.F" style:family="table-column">
      <style:table-column-properties style:column-width="2.835cm" style:rel-column-width="10924*"/>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6"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ent-style-name="Standard" style:list-style-name="L2">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style:font-name="Courier New"/>
    </style:style>
    <style:style style:name="P9" style:family="paragraph" style:parent-style-name="Table_20_Contents">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5">DEZSYS07</text:p>
      <text:p text:style-name="P6">Pi Calculator</text:p>
      <text:p text:style-name="P2">von René Hollander und Paul Kalauner 4AHIT</text:p>
      <text:p text:style-name="P2">06.1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108_553070674" text:style-name="Index_20_Link" text:visited-style-name="Index_20_Link">Angabe<text:tab/>3</text:a></text:p>
          <text:p text:style-name="P12"><text:a xlink:type="simple" xlink:href="#__RefHeading__112_553070674" text:style-name="Index_20_Link" text:visited-style-name="Index_20_Link">Planung<text:tab/>5</text:a></text:p>
          <text:p text:style-name="P13"><text:a xlink:type="simple" xlink:href="#__RefHeading__120_553070674" text:style-name="Index_20_Link" text:visited-style-name="Index_20_Link">Aufwandsschätzung<text:tab/>5</text:a></text:p>
          <text:p text:style-name="P13"><text:a xlink:type="simple" xlink:href="#__RefHeading__122_553070674" text:style-name="Index_20_Link" text:visited-style-name="Index_20_Link">Zeitaufzeichnung<text:tab/>5</text:a></text:p>
          <text:p text:style-name="P12"><text:a xlink:type="simple" xlink:href="#__RefHeading__244_830610644" text:style-name="Index_20_Link" text:visited-style-name="Index_20_Link">Designüberlegung<text:tab/>6</text:a></text:p>
          <text:p text:style-name="P12"><text:a xlink:type="simple" xlink:href="#__RefHeading__114_553070674" text:style-name="Index_20_Link" text:visited-style-name="Index_20_Link">Arbeitsdurchführung<text:tab/>7</text:a></text:p>
          <text:p text:style-name="P12"><text:a xlink:type="simple" xlink:href="#__RefHeading__655_892040291" text:style-name="Index_20_Link" text:visited-style-name="Index_20_Link">Lessons Learned<text:tab/>8</text:a></text:p>
          <text:p text:style-name="P12"><text:a xlink:type="simple" xlink:href="#__RefHeading__116_553070674" text:style-name="Index_20_Link" text:visited-style-name="Index_20_Link">Quellen<text:tab/>9</text:a></text:p>
        </text:index-body>
      </text:table-of-content>
      <text:p text:style-name="P1"/>
      <text:h text:style-name="P10" text:outline-level="1"><text:bookmark-start text:name="__RefHeading__108_553070674"/>Angabe<text:bookmark-end text:name="__RefHeading__108_553070674"/></text:h>
      <text:p text:style-name="Standard">Als Dienst soll hier die beliebig genaue Bestimmung von pi betrachtet werden. Der Dienst stellt folgendes Interface bereit:</text:p>
      <text:p text:style-name="Standard"/>
      <text:p text:style-name="P8">// Calculator.java</text:p>
      <text:p text:style-name="P8">public interface Calculator {</text:p>
      <text:p text:style-name="P8"><text:tab/>public BigDecimal pi (int anzahl_nachkommastellen);</text:p>
      <text:p text:style-name="P8">}</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Standard">Das Balancierer-Programm sollte nun den Namensdienst in festgelegten Abständen abfragen um herauszufinden, ob neue Server Implementierungen zur Verfügung stehen.</text:p>
      <text:p text:style-name="Standard">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Standard">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text:soft-page-break/></text:p>
      <text:p text:style-name="Standard"/>
      <text:p text:style-name="Standard">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Standard">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10" text:outline-level="1"><text:bookmark-start text:name="__RefHeading__112_553070674"/><text:span text:style-name="T1">Planung</text:span><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9">Arbeitspaket</text:p>
          </table:table-cell>
          <table:table-cell table:style-name="Table1.A1" office:value-type="string">
            <text:p text:style-name="P9">geschätzte Dauer</text:p>
          </table:table-cell>
          <table:table-cell table:style-name="Table1.C1" office:value-type="string">
            <text:p text:style-name="P9">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
      <text:p text:style-name="Standard"/>
      <text:h text:style-name="Heading_20_3" text:outline-level="3"><text:bookmark-start text:name="__RefHeading__122_553070674"/>Zeitaufzeichnung<text:bookmark-end text:name="__RefHeading__122_553070674"/></text:h>
      <table:table table:name="Table2" table:style-name="Table2">
        <table:table-column table:style-name="Table2.A" table:number-columns-repeated="2"/>
        <table:table-column table:style-name="Table2.C"/>
        <table:table-column table:style-name="Table2.D"/>
        <table:table-column table:style-name="Table2.C"/>
        <table:table-column table:style-name="Table2.F"/>
        <table:table-row>
          <table:table-cell table:style-name="Table2.A1" office:value-type="string">
            <text:p text:style-name="P9">Arbeitspaket</text:p>
          </table:table-cell>
          <table:table-cell table:style-name="Table2.A1" office:value-type="string">
            <text:p text:style-name="P9">Datum</text:p>
          </table:table-cell>
          <table:table-cell table:style-name="Table2.A1" office:value-type="string">
            <text:p text:style-name="P9">von</text:p>
          </table:table-cell>
          <table:table-cell table:style-name="Table2.A1" office:value-type="string">
            <text:p text:style-name="P9">bis</text:p>
          </table:table-cell>
          <table:table-cell table:style-name="Table2.A1" office:value-type="string">
            <text:p text:style-name="P9">Dauer</text:p>
          </table:table-cell>
          <table:table-cell table:style-name="Table2.F1" office:value-type="string">
            <text:p text:style-name="P9">Person/e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h text:style-name="Heading_20_1" text:outline-level="1"/>
      <text:h text:style-name="P10" text:outline-level="1"><text:bookmark-start text:name="__RefHeading__244_830610644"/>Designüberlegung<text:bookmark-end text:name="__RefHeading__244_830610644"/></text:h>
      <text:p text:style-name="Standard"><text:bookmark-start text:name="__RefHeading__242_830610644"/>TODO<text:line-break/><text:bookmark-end text:name="__RefHeading__242_830610644"/></text:p>
      <text:h text:style-name="P10" text:outline-level="1"><text:bookmark-start text:name="__RefHeading__114_553070674"/>Arbeitsdurchführung<text:bookmark-end text:name="__RefHeading__114_553070674"/></text:h>
      <text:list xml:id="list3120188478059648722" text:style-name="L2">
        <text:list-item>
          <text:p text:style-name="P7">TODO</text:p>
        </text:list-item>
      </text:list>
      <text:p text:style-name="P4"/>
      <text:h text:style-name="Heading_20_1" text:outline-level="1"/>
      <text:h text:style-name="P10" text:outline-level="1"><text:bookmark-start text:name="__RefHeading__655_892040291"/>Lessons Learned<text:bookmark-end text:name="__RefHeading__655_892040291"/></text:h>
      <text:p text:style-name="Standard">TODO</text:p>
      <text:h text:style-name="P10" text:outline-level="1"><text:bookmark-start text:name="__RefHeading__116_553070674"/>Quellen<text:bookmark-end text:name="__RefHeading__116_553070674"/></text:h>
      <text:p text:style-name="Standard">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06.12.2014<text:tab/><text:tab/><text:tab/><text:tab/><text:tab/><text:tab/><text:tab/><text:tab/><text:tab/><text:tab/><text:tab/> <text:s text:c="10"/><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06T13:26:59</dc:date>
    <meta:editing-duration>PT1H12M13S</meta:editing-duration>
    <meta:editing-cycles>51</meta:editing-cycles>
    <meta:generator>OpenOffice/4.1.1$Unix OpenOffice.org_project/411m6$Build-9775</meta:generator>
    <dc:creator>Paul Kalauner</dc:creator>
    <meta:document-statistic meta:table-count="2" meta:image-count="0" meta:object-count="0" meta:page-count="9" meta:paragraph-count="81" meta:word-count="613" meta:character-count="4607"/>
  </office:meta>
</office:document-meta>
</file>